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Verdana, Arial, Helvetica, sans-serif"/>
    <style:font-face style:name="arial" svg:font-family="arial, helvetica, clean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354in" fo:text-align="start" style:justify-single-word="false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style:line-height-at-least="0.1665in" fo:text-align="start" style:justify-single-word="false" fo:text-indent="0in" style:auto-text-indent="false" fo:padding="0in" fo:border="none"/>
    </style:style>
    <style:style style:name="P6" style:family="paragraph" style:parent-style-name="Heading_20_2">
      <style:text-properties fo:font-variant="normal" fo:text-transform="none" fo:color="#000000" style:font-name="Tahoma" fo:font-size="18pt" fo:letter-spacing="normal" fo:font-style="normal" fo:font-weight="bold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9.75pt" fo:letter-spacing="normal" fo:font-style="italic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italic" fo:font-weight="bold"/>
    </style:style>
    <style:style style:name="T5" style:family="text">
      <style:text-properties fo:font-variant="normal" fo:text-transform="none" fo:color="#000000" style:font-name="monospace" fo:font-size="9.75pt" fo:letter-spacing="normal" fo:font-style="normal" fo:font-weight="normal" fo:padding="0in" fo:border="none"/>
    </style:style>
    <style:style style:name="T6" style:family="text">
      <style:text-properties fo:font-variant="normal" fo:text-transform="none" fo:color="#697f55" style:text-line-through-style="none" style:text-line-through-type="none" style:font-name="arial" fo:font-size="9.75pt" fo:letter-spacing="normal" fo:font-style="italic" style:text-underline-style="none" fo:font-weight="normal" style:text-blinking="false"/>
    </style:style>
    <style:style style:name="T7" style:family="text">
      <style:text-properties fo:font-variant="normal" fo:text-transform="none" fo:color="#697f55" style:text-line-through-style="none" style:text-line-through-type="none" style:font-name="arial" fo:font-size="9.75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697f55" style:text-line-through-style="none" style:text-line-through-type="none" style:font-name="arial" fo:font-size="9.7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1 Chamadas de sistema</text:h>
      <text:p text:style-name="P1"><text:span text:style-name="Strong_20_Emphasis"><text:span text:style-name="T1">Chamadas de sistema</text:span></text:span><text:span text:style-name="T2">, </text:span><text:a xlink:type="simple" xlink:href="http://en.wikipedia.org/wiki/System_call"><text:span text:style-name="Emphasis"><text:span text:style-name="T6">system call</text:span></text:span></text:a><text:span text:style-name="Emphasis"><text:span text:style-name="T3">s</text:span></text:span><text:span text:style-name="T2"> ou </text:span><text:a xlink:type="simple" xlink:href="http://www.gnu.org/software/libc/manual/html_node/System-Calls.html"><text:span text:style-name="Emphasis"><text:span text:style-name="T6">syscall</text:span></text:span></text:a><text:span text:style-name="Emphasis"><text:span text:style-name="T3">s,</text:span></text:span><text:span text:style-name="T2"> são os nomes dados às solicitações dos </text:span><text:a xlink:type="simple" xlink:href="http://man7.org/linux/man-pages/man2/syscalls.2.html"><text:span text:style-name="Strong_20_Emphasis"><text:span text:style-name="T7">serviços</text:span></text:span></text:a><text:span text:style-name="T2"> oferecidos por um sistema operacional aos programas. </text:span><text:a xlink:type="simple" xlink:href="http://man7.org/linux/man-pages/man2/syscalls.2.html"><text:span text:style-name="T8">Serviços</text:span></text:a><text:span text:style-name="T2"> típicos de  um SO incluem aqueles que oferecem acesso a dispositivos, como as operações de entrada e saída (I/O) e de acesso ao sistema de arquivos, e mecanismos para criação, gerenciamento e </text:span><text:a xlink:type="simple" xlink:href="https://moodle.dc.ufscar.br/mod/book/view.php?id=7513"><text:span text:style-name="T8">comunicação entre processos</text:span></text:a><text:span text:style-name="T2">.</text:span></text:p>
      <text:p text:style-name="P1"><text:span text:style-name="T2">Com as chamadas de sistema, o SO serve de </text:span><text:span text:style-name="Strong_20_Emphasis"><text:span text:style-name="T1">intermediário</text:span></text:span><text:span text:style-name="T2"> para as ações que requerem </text:span><text:a xlink:type="simple" xlink:href="http://duartes.org/gustavo/blog/post/cpu-rings-privilege-and-protection"><text:span text:style-name="T8">privilégio</text:span></text:a><text:span text:style-name="T2"> de execução, como as instruções para acesso ao barramento (</text:span><text:a xlink:type="simple" xlink:href="http://en.wikibooks.org/wiki/X86_Assembly/Other_Instructions"><text:span text:style-name="Emphasis"><text:span text:style-name="T6">in</text:span></text:span></text:a><text:a xlink:type="simple" xlink:href="http://en.wikibooks.org/wiki/X86_Assembly/Other_Instructions"><text:span text:style-name="T8"> e </text:span></text:a><text:a xlink:type="simple" xlink:href="http://en.wikibooks.org/wiki/X86_Assembly/Other_Instructions"><text:span text:style-name="Emphasis"><text:span text:style-name="T6">out</text:span></text:span></text:a><text:span text:style-name="T2">) e aquelas usadas para o controle de interrupção (</text:span><text:a xlink:type="simple" xlink:href="http://en.wikipedia.org/wiki/Interrupt_flag"><text:span text:style-name="Emphasis"><text:span text:style-name="T6">cli</text:span></text:span></text:a><text:a xlink:type="simple" xlink:href="http://en.wikipedia.org/wiki/Interrupt_flag"><text:span text:style-name="T8"> e </text:span></text:a><text:a xlink:type="simple" xlink:href="http://en.wikipedia.org/wiki/Interrupt_flag"><text:span text:style-name="Emphasis"><text:span text:style-name="T6">sti</text:span></text:span></text:a><text:span text:style-name="T2">). Essas são algumas instruções que não podem ser executadas no modo </text:span><text:a xlink:type="simple" xlink:href="http://en.wikipedia.org/wiki/CPU_modes"><text:span text:style-name="Emphasis"><text:span text:style-name="T6">user</text:span></text:span></text:a><text:span text:style-name="T2"> (</text:span><text:a xlink:type="simple" xlink:href="http://en.wikipedia.org/wiki/Ring_(computer_security)"><text:span text:style-name="T8">3</text:span></text:a><text:span text:style-name="T2">) do processador, usado para a execução de processos de usuário. Além disso, ao oferecer os serviços, o SO pode promover a melhor utilização compartilhada dos recursos, de forma eficiente, segura e justa.</text:span></text:p>
      <text:p text:style-name="P1"><text:span text:style-name="T2">As chamadas de sistema normalmente não são invocadas diretamente, mas através de funções definidas numa </text:span><text:a xlink:type="simple" xlink:href="http://pubs.opengroup.org/onlinepubs/009695399/"><text:span text:style-name="T8">interface em C</text:span></text:a><text:span text:style-name="T2">. Isso favorece a portabilidade dos programas. Cabe a essas funções em alto nível (</text:span><text:a xlink:type="simple" xlink:href="http://www.gnu.org/software/libc/manual/html_node/System-Calls.html"><text:span text:style-name="Emphasis"><text:span text:style-name="T6">wrapper functions</text:span></text:span></text:a><text:span text:style-name="T2">) fazer ajustes necessários e realizar o acesso ao </text:span><text:span text:style-name="Emphasis"><text:span text:style-name="T3">kernel</text:span></text:span><text:span text:style-name="T2"> de forma adequada à plataforma de hardware disponível. Normalmente, a implementação da função intermediária apenas faz uma cópia dos parâmetros para registradores e invoca a chamada de sistema via uma </text:span><text:a xlink:type="simple" xlink:href="http://en.wikibooks.org/wiki/X86_Assembly/X86_Interrupts"><text:span text:style-name="T8">instrução</text:span></text:a><text:span text:style-name="T2"> de </text:span><text:a xlink:type="simple" xlink:href="http://en.wikipedia.org/wiki/INT_(x86_instruction)"><text:span text:style-name="T8">interrupção</text:span></text:a><text:span text:style-name="T2"> ou via instruções desenvolvidas pelos processadores para chamada explícita ao </text:span><text:span text:style-name="Emphasis"><text:span text:style-name="T3">kernel</text:span></text:span><text:span text:style-name="T2">. Essas instruções, denominadas </text:span><text:a xlink:type="simple" xlink:href="http://wiki.osdev.org/SYSENTER"><text:span text:style-name="Emphasis"><text:span text:style-name="T6">sysenter</text:span></text:span></text:a><text:span text:style-name="T2"> e </text:span><text:span text:style-name="Emphasis"><text:span text:style-name="T3">syscall</text:span></text:span><text:span text:style-name="T2">, estão presentes em processadores Intel e AMD, por exemplo. Pode caber à função de alto nível decidir qual mecanismo de chamada será utilizado para alterar o modo de execução do processador para o anel 0 (modo </text:span><text:span text:style-name="Emphasis"><text:span text:style-name="T3">kernel</text:span></text:span><text:span text:style-name="T2">), desviando o fluxo de execução para a rotina de serviço apropriada. Outro aspecto relevante da chamada de sistema é o ajuste do nível de execução para o o anel 0 (mais privilegiado). Também o ponteiro da pilha é substituído por um ponteiro para uma área específica para esse nível de execução.</text:span></text:p>
      <text:p text:style-name="P1"><text:span text:style-name="T2">O valor de retorno das chamadas de sistema bem sucedidas varia mas, em geral, é 0 (zero). Quando não são bem sucedidas, a maior parte das chamadas de sistema retorna um valor de erro negativo. Neste caso, a função equivalente em C da chamada de sistema copia o valor absoluto do código de erro na variável </text:span><text:a xlink:type="simple" xlink:href="http://man7.org/linux/man-pages/man3/errno.3.html"><text:span text:style-name="Emphasis"><text:span text:style-name="T6">errno</text:span></text:span></text:a><text:span text:style-name="T2">(3) e retorna o valor -1 para o </text:span><text:a xlink:type="simple" xlink:href="https://moodle.dc.ufscar.br/mod/assign/view.php?id=7356"><text:span text:style-name="T8">programa</text:span></text:a><text:span text:style-name="T2"> que executou a chamada. Funções da biblioteca C, como </text:span><text:a xlink:type="simple" xlink:href="http://man7.org/linux/man-pages/man3/perror.3.html"><text:span text:style-name="Emphasis"><text:span text:style-name="T6">perror</text:span></text:span></text:a><text:span text:style-name="T2">(3) e </text:span><text:a xlink:type="simple" xlink:href="http://man7.org/linux/man-pages/man3/strerror.3.html"><text:span text:style-name="Emphasis"><text:span text:style-name="T6">strerror</text:span></text:span></text:a><text:span text:style-name="T2">(3), podem ser usados nos programas para a tradução de um código de erro numa mensagem apropriada.</text:span></text:p>
      <text:p text:style-name="P1"><text:span text:style-name="T2">A implementação das funções de acesso às chamadas de sistema é feita pela biblioteca </text:span><text:span text:style-name="Strong_20_Emphasis"><text:span text:style-name="Emphasis"><text:span text:style-name="T4">libc</text:span></text:span></text:span><text:span text:style-name="T2">, ou </text:span><text:a xlink:type="simple" xlink:href="http://www.gnu.org/software/libc/manual/html_node/System-Calls.html"><text:span text:style-name="Emphasis"><text:span text:style-name="T6">glibc</text:span></text:span></text:a><text:span text:style-name="T2">, em sistemas GNU/Linux. A biblioteca </text:span><text:span text:style-name="Emphasis"><text:span text:style-name="T3">glibc</text:span></text:span><text:span text:style-name="T2"> ainda permite o acesso direto às chamadas de sistema, sem fazer a intermediação típica das chamadas (</text:span><text:span text:style-name="Emphasis"><text:span text:style-name="T3">wrapping</text:span></text:span><text:span text:style-name="T2">). Para tanto, é implementada uma função chamada </text:span><text:a xlink:type="simple" xlink:href="http://man7.org/linux/man-pages/man2/syscall.2.html"><text:span text:style-name="Emphasis"><text:span text:style-name="T6">syscall</text:span></text:span></text:a><text:span text:style-name="T2">, que permite especificar o número da chamada de sistema e os parâmetros relevantes. A função </text:span><text:span text:style-name="Emphasis"><text:span text:style-name="T3">syscall</text:span></text:span><text:span text:style-name="T2"> é útil principalmente quando se deseja usar uma chamada de sistema ainda não implementada pela versão da </text:span><text:span text:style-name="Emphasis"><text:span text:style-name="T3">glibc</text:span></text:span><text:span text:style-name="T2"> disponível na distribuição Linux em uso.</text:span></text:p>
      <text:p text:style-name="P1"><text:span text:style-name="T2">Um outro aspecto interessante das interfaces de chamada de sistema é a otimização do acesso em algumas chamadas de sistema frequentes e que envolvem apenas a leitura de informações mantidas pelo </text:span><text:span text:style-name="Emphasis"><text:span text:style-name="T3">kernel</text:span></text:span><text:span text:style-name="T2">. Esse é o caso das chamadas </text:span><text:a xlink:type="simple" xlink:href="http://man7.org/linux/man-pages/man2/settimeofday.2.html"><text:span text:style-name="Emphasis"><text:span text:style-name="T6">gettimeofday</text:span></text:span></text:a><text:span text:style-name="T2">(2), </text:span><text:a xlink:type="simple" xlink:href="http://man7.org/linux/man-pages/man2/clock_gettime.2.html"><text:span text:style-name="Emphasis"><text:span text:style-name="T6">clock_gettime</text:span></text:span></text:a><text:span text:style-name="T2">(2), </text:span><text:a xlink:type="simple" xlink:href="http://man7.org/linux/man-pages/man2/getcpu.2.html"><text:span text:style-name="Emphasis"><text:span text:style-name="T6">getcpu</text:span></text:span></text:a><text:span text:style-name="T2">(2) e </text:span><text:a xlink:type="simple" xlink:href="http://man7.org/linux/man-pages/man2/time.2.html"><text:span text:style-name="Emphasis"><text:span text:style-name="T6">time</text:span></text:span></text:a><text:span text:style-name="T2">(2). Uma estratégia para realizar a chamada </text:span><text:span text:style-name="Emphasis"><text:span text:style-name="T3">gettimeofday</text:span></text:span><text:span text:style-name="T2">, por exemplo, de forma rápida consiste em fazer o </text:span><text:span text:style-name="Emphasis"><text:span text:style-name="T3">kernel</text:span></text:span><text:span text:style-name="T2"> manter as informações sobre o horário atual em uma localização fixa da memória, que é </text:span><text:a xlink:type="simple" xlink:href="http://en.wikipedia.org/wiki/Page_table"><text:span text:style-name="T8">mapeada</text:span></text:a><text:span text:style-name="T2"> no espaço de endereçamento de todos os processos. Desta forma, a interface em alto nível da chamada de sistema pode apenas ler o valor e retorná-lo ao processo, sem gerar uma mudança do processador para modo </text:span><text:span text:style-name="Emphasis"><text:span text:style-name="T3">kernel</text:span></text:span><text:span text:style-name="T2">. Da mesma maneira, algumas outras chamadas de sistema poderiam ser implementadas apenas através de acesso à memória. No Linux, essas implementações de chamadas de sistema que evitam a mudança do modo de execução do processador para o </text:span><text:span text:style-name="Emphasis"><text:span text:style-name="T3">kernel space</text:span></text:span><text:span text:style-name="T2"> (nível 0) eram tratadas na biblioteca </text:span><text:a xlink:type="simple" xlink:href="http://www.trilithium.com/johan/2005/08/linux-gate/"><text:span text:style-name="Emphasis"><text:span text:style-name="T6">vsyscalls</text:span></text:span></text:a><text:span text:style-name="T2"> e passaram a ser implementadas na biblioteca</text:span><text:a xlink:type="simple" xlink:href="http://en.wikipedia.org/wiki/VDSO"><text:span text:style-name="Emphasis"><text:span text:style-name="T8"> </text:span></text:span></text:a><text:a xlink:type="simple" xlink:href="http://en.wikipedia.org/wiki/VDSO"><text:span text:style-name="Emphasis"><text:span text:style-name="T6">vdso</text:span></text:span></text:a><text:span text:style-name="T2"> (</text:span><text:span text:style-name="Emphasis"><text:span text:style-name="T3">Virtual Dynamic Shared Object</text:span></text:span><text:span text:style-name="T2">). Ambas são mapeadas para o espaço de endereçamento de todos os processos.</text:span></text:p>
      <text:p text:style-name="P1"><text:span text:style-name="T2">De maneira resumida, quando um processo (ou uma de suas </text:span><text:span text:style-name="Emphasis"><text:span text:style-name="T3">threads</text:span></text:span><text:span text:style-name="T2">) faz uma chamada de sistema, o SO entra em ação através de um desvio do ponteiro de instruções do processador. Do mesmo modo que no tratamento de interrupções, a instrução </text:span><text:span text:style-name="Emphasis"><text:span text:style-name="T3">int</text:span></text:span><text:span text:style-name="T2"> vai gerar o salvamento do valor atual do ponteiro de instruções (registradores CS e EIP) antes de alterar seu valor. Isso é feito pelo próprio </text:span><text:span text:style-name="Strong_20_Emphasis"><text:span text:style-name="T1">processador</text:span></text:span><text:span text:style-name="T2">, tipicamente copiando seus valores na pilha do processo (ou </text:span><text:span text:style-name="Emphasis"><text:span text:style-name="T3">thread</text:span></text:span><text:span text:style-name="T2">) atual.</text:span></text:p>
      <text:p text:style-name="P1"><text:span text:style-name="T2">Usando agora o número da interrupção (informado pelo controlador de interrupção - IO APIC), da exceção, ou da instrução </text:span><text:span text:style-name="Emphasis"><text:span text:style-name="T3">int</text:span></text:span><text:span text:style-name="T2">, o processador (SO não entrou em ação ainda) consulta o vetor de interrupções (</text:span><text:a xlink:type="simple" xlink:href="http://en.wikipedia.org/wiki/Interrupt_descriptor_table"><text:span text:style-name="T8">IDT</text:span></text:a><text:span text:style-name="T2"> - </text:span><text:span text:style-name="Emphasis"><text:span text:style-name="T3">Interrupt Description Table</text:span></text:span><text:span text:style-name="T2">) para obter um novo valor para os FLAGS e para CS e EIP. Pronto, processador volta ao ciclo de busca e execução de instruções, agora desviado para a rotina de tratamento.</text:span></text:p>
      <text:p text:style-name="P1"><text:span text:style-name="T2">Do modo equivalente, na chamada de sistema via instruções </text:span><text:span text:style-name="Emphasis"><text:span text:style-name="T3">syscall</text:span></text:span><text:span text:style-name="T2"> / </text:span><text:span text:style-name="Emphasis"><text:span text:style-name="T3">sysenter</text:span></text:span><text:span text:style-name="T2">, a execução dessas instruções pelo processador faz com que o os valores de  CS e EIP sejam salvos e sejam substituídos pelo endereço da rotina de entrada do SO. O endereço a ser atribuído a CS e EIP, contudo, agora é obtido a partir de </text:span><text:soft-page-break/><text:span text:style-name="T2">registradores internos da CPU, cujos valores foram preenchidos pelo SO. Ou seja, normalmente na fase inicial (</text:span><text:span text:style-name="Emphasis"><text:span text:style-name="T3">boot</text:span></text:span><text:span text:style-name="T2">), o SO carrega sua rotina de tratamento das chamadas de sistema para a memória e ajusta seu endereço no vetor de interrupções na memória e nos registradores de endereço específicos. Assim, sempre que uma chamada de sistema é feita, seja através da instrução de interrupção ou das instruções </text:span><text:span text:style-name="Emphasis"><text:span text:style-name="T3">syscall</text:span></text:span><text:span text:style-name="T2"> / </text:span><text:span text:style-name="Emphasis"><text:span text:style-name="T3">sysenter</text:span></text:span><text:span text:style-name="T2">, o SO entra em ação porque o valor dos registradores [FLAGS,] CS e EIP são salvos e alterados para o endereço do SO (de sua rotina de tratamento).</text:span></text:p>
      <text:p text:style-name="P1"><text:span text:style-name="T2">Processadores Intel e AMD têm instruções logicamente equivalente para chamada de sistema rápida: </text:span><text:span text:style-name="Emphasis"><text:span text:style-name="T3">sysenter</text:span></text:span><text:span text:style-name="T2"> e sys</text:span><text:span text:style-name="Emphasis"><text:span text:style-name="T3">c</text:span></text:span><text:span text:style-name="T2">all. Em processadores Intel, </text:span><text:span text:style-name="Emphasis"><text:span text:style-name="T3">syscall</text:span></text:span><text:span text:style-name="T2"> é o modo padrão de acesso ao </text:span><text:span text:style-name="Emphasis"><text:span text:style-name="T3">kernel</text:span></text:span><text:span text:style-name="T2"> no modo x86-64. </text:span><text:span text:style-name="Emphasis"><text:span text:style-name="T3">Sysenter</text:span></text:span><text:span text:style-name="T2"> é usado no modo 32 bits. Aparentemente, o uso da chamada via int 0x80 não é mais o modo preferido de acesso. De todo modo, aplicações que queiram fazer chamadas de sistema podem invocar VDSO, que é uma biblioteca mapeada no espaço de endereçamento de todo processo. Cabe a essa forma de acesso tratar dos detalhes mais complexos da chamada via </text:span><text:span text:style-name="Emphasis"><text:span text:style-name="T3">syscall</text:span></text:span><text:span text:style-name="T2"> ou </text:span><text:span text:style-name="Emphasis"><text:span text:style-name="T3">sysenter</text:span></text:span><text:span text:style-name="T2">.</text:span></text:p>
      <text:p text:style-name="P2">Bons estudos,</text:p>
      <text:p text:style-name="P2">Hélio</text:p>
      <text:p text:style-name="P4"><text:span text:style-name="Source_20_Text"><text:span text:style-name="T5">Programas: syscall</text:span></text:span></text:p>
      <text:p text:style-name="P2"><text:bookmark text:name="yui_3_9_1_2_1378510732457_1169"/>Tempo de estudo previsto: 8h</text:p>
      <text:p text:style-name="P2">O que é preciso saber com esta unidade:</text:p>
      <text:list xml:id="list1982606536718014478" text:style-name="L1">
        <text:list-item>
          <text:p text:style-name="P3">categorias de serviço oferecidos pelas chamadas de sistema</text:p>
        </text:list-item>
        <text:list-item>
          <text:p text:style-name="P3">interface C para acesso às rotinas do kernel</text:p>
        </text:list-item>
        <text:list-item>
          <text:p text:style-name="P3">tratamento de valores de retorno e códigos de erro de chamadas de sistema</text:p>
        </text:list-item>
        <text:list-item>
          <text:p text:style-name="P5"><text:span text:style-name="T2">acesso às </text:span><text:span text:style-name="Emphasis"><text:span text:style-name="T3">syscalls</text:span></text:span><text:span text:style-name="T2"> usando instrução de interrupção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, Verdana, Arial, Helvetica, sans-serif"/>
    <style:font-face style:name="arial" svg:font-family="arial, helvetica, clean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Menato</meta:initial-creator>
    <meta:creation-date>2014-10-07T10:00:08.423949913</meta:creation-date>
    <dc:date>2014-10-07T10:00:32.562629331</dc:date>
    <dc:creator>Thales Menato</dc:creator>
    <meta:editing-duration>P0D</meta:editing-duration>
    <meta:editing-cycles>1</meta:editing-cycles>
    <meta:document-statistic meta:table-count="0" meta:image-count="0" meta:object-count="0" meta:page-count="2" meta:paragraph-count="20" meta:word-count="1145" meta:character-count="6952" meta:non-whitespace-character-count="5829"/>
    <meta:generator>LibreOffice/4.2.6.3$Linux_X86_64 LibreOffice_project/420m0$Build-3</meta:generator>
  </office:meta>
</office:document-meta>
</file>